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0478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749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379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529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0277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462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932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017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1279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1143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15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761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047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203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1386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1240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268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0329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757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017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219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0407</text:p>
              <text:p>http://purl.org/linked-data/sdmx/2009/dimension#refArea=http://www.gemeentegeschiedenis.nl/amco/11130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lod.cedar-project.nl/vocab/cedar#isTotal=1</text:p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757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017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219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407</text:p>
              <text:p>http://purl.org/linked-data/sdmx/2009/dimension#refArea=http://www.gemeentegeschiedenis.nl/amco/11130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lod.cedar-project.nl/vocab/cedar#isTotal=1</text:p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lod.cedar-project.nl/vocab/cedar#isTotal=1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757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017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219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0407</text:p>
              <text:p>http://purl.org/linked-data/sdmx/2009/dimension#refArea=http://www.gemeentegeschiedenis.nl/amco/11130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lod.cedar-project.nl/vocab/cedar#isTotal=1</text:p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757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017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219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0407</text:p>
              <text:p>http://purl.org/linked-data/sdmx/2009/dimension#refArea=http://www.gemeentegeschiedenis.nl/amco/11130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lod.cedar-project.nl/vocab/cedar#isTotal=1</text:p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